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3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Heading_20_1" style:master-page-name="Standard">
      <style:paragraph-properties fo:break-before="auto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  <style:text-properties style:text-line-through-style="none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</style:style>
    <style:style style:name="T3_1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3_2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3_3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3_4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P4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</style:style>
    <style:style style:name="T4_1" style:family="text">
      <style:text-properties fo:font-size="10pt" style:font-size-asian="10pt" style:font-size-complex="10pt"/>
    </style:style>
    <style:style style:name="T4_2" style:family="text">
      <style:text-properties fo:font-size="10pt" style:font-size-asian="10pt" style:font-size-complex="10pt"/>
    </style:style>
    <style:style style:name="T4_3" style:family="text">
      <style:text-properties fo:font-size="10pt" style:font-size-asian="10pt" style:font-size-complex="10pt"/>
    </style:style>
    <style:style style:name="T4_4" style:family="text">
      <style:text-properties fo:font-size="10pt" style:font-size-asian="10pt" style:font-size-complex="10pt"/>
    </style:style>
    <style:style style:name="T4_5" style:family="text">
      <style:text-properties fo:font-size="10pt" style:font-size-asian="10pt" style:font-size-complex="10pt"/>
    </style:style>
    <style:style style:name="T4_6" style:family="text">
      <style:text-properties fo:font-size="10pt" style:font-size-asian="10pt" style:font-size-complex="10pt"/>
    </style:style>
    <style:style style:name="T4_7" style:family="text">
      <style:text-properties fo:font-size="10pt" style:font-size-asian="10pt" style:font-size-complex="10pt"/>
    </style:style>
    <style:style style:name="T4_8" style:family="text">
      <style:text-properties fo:font-size="10pt" style:font-size-asian="10pt" style:font-size-complex="10pt"/>
    </style:style>
    <style:style style:name="T4_9" style:family="text">
      <style:text-properties fo:font-size="10pt" style:font-size-asian="10pt" style:font-size-complex="10pt"/>
    </style:style>
    <style:style style:name="T4_10" style:family="text">
      <style:text-properties fo:font-size="10pt" style:font-size-asian="10pt" style:font-size-complex="10pt"/>
    </style:style>
    <style:style style:name="T4_11" style:family="text">
      <style:text-properties fo:font-size="10pt" style:font-size-asian="10pt" style:font-size-complex="10pt"/>
    </style:style>
    <style:style style:name="T4_12" style:family="text">
      <style:text-properties fo:font-size="10pt" style:font-size-asian="10pt" style:font-size-complex="10pt"/>
    </style:style>
    <style:style style:name="T4_13" style:family="text">
      <style:text-properties fo:font-size="10pt" style:font-size-asian="10pt" style:font-size-complex="10pt"/>
    </style:style>
    <style:style style:name="T4_14" style:family="text">
      <style:text-properties fo:font-size="10pt" style:font-size-asian="10pt" style:font-size-complex="10pt"/>
    </style:style>
    <style:style style:name="T4_15" style:family="text">
      <style:text-properties fo:font-size="10pt" style:font-size-asian="10pt" style:font-size-complex="10pt"/>
    </style:style>
    <style:style style:name="T4_16" style:family="text">
      <style:text-properties fo:font-size="10pt" style:font-size-asian="10pt" style:font-size-complex="10pt"/>
    </style:style>
    <style:style style:name="T4_17" style:family="text">
      <style:text-properties fo:font-size="10pt" style:font-size-asian="10pt" style:font-size-complex="10pt"/>
    </style:style>
    <style:style style:name="T4_18" style:family="text">
      <style:text-properties fo:font-size="10pt" style:font-size-asian="10pt" style:font-size-complex="10pt"/>
    </style:style>
    <style:style style:name="T4_19" style:family="text">
      <style:text-properties fo:font-size="10pt" style:font-size-asian="10pt" style:font-size-complex="10pt"/>
    </style:style>
    <style:style style:name="T4_20" style:family="text">
      <style:text-properties fo:font-size="10pt" style:font-size-asian="10pt" style:font-size-complex="10pt"/>
    </style:style>
    <style:style style:name="P5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</style:style>
    <style:style style:name="T6_1" style:family="text">
      <style:text-properties fo:font-weight="bold" style:font-weight-asian="bold" style:font-weight-complex="bold"/>
    </style:style>
    <style:style style:name="T6_2" style:family="text">
      <style:text-properties fo:font-weight="bold" style:font-weight-asian="bold" style:font-weight-complex="bold"/>
    </style:style>
    <style:style style:name="T6_3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6_6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P7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</style:style>
    <style:style style:name="T7_1" style:family="text">
      <style:text-properties fo:font-weight="bold" style:font-weight-asian="bold" style:font-weight-complex="bold"/>
    </style:style>
    <style:style style:name="T7_2" style:family="text">
      <style:text-properties fo:font-weight="bold" style:font-weight-asian="bold" style:font-weight-complex="bold"/>
    </style:style>
    <style:style style:name="T7_3" style:family="text"/>
    <style:style style:name="T7_4" style:family="text"/>
    <style:style style:name="T7_5" style:family="text"/>
    <style:style style:name="T7_6" style:family="text"/>
    <style:style style:name="P8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</style:style>
    <style:style style:name="T8_1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8_2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8_3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P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9_1" style:family="text"/>
    <style:style style:name="P10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0_1" style:family="text"/>
    <style:style style:name="P11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1_1" style:family="text"/>
    <style:style style:name="P12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</style:style>
    <style:style style:name="T13_1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13_2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13_3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13_4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13_5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13_6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13_7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P14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  <style:text-properties fo:font-style="italic" style:font-style-asian="italic" style:font-style-complex="italic"/>
    </style:style>
    <style:style style:name="Table1" style:family="table">
      <style:table-properties table:align="left" style:width="17.59cm" fo:margin-left="0.176cm"/>
    </style:style>
    <style:style style:name="Column1" style:family="table-column">
      <style:table-column-properties style:column-width="5.863cm"/>
    </style:style>
    <style:style style:name="Column2" style:family="table-column">
      <style:table-column-properties style:column-width="5.863cm"/>
    </style:style>
    <style:style style:name="Column3" style:family="table-column">
      <style:table-column-properties style:column-width="5.863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bold" style:font-weight-asian="bold" style:font-weight-complex="bold" style:text-underline-style="none"/>
    </style:style>
    <style:style style:name="Row2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_2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_2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_2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_2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_2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_2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_2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_2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4" style:family="table-row"/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_2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_2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_2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line-height="100%" fo:margin-top="0cm" fo:margin-bottom="0.212cm" fo:margin-right="0cm" style:writing-mode="lr-tb"/>
    </style:style>
    <style:style style:name="P28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</style:style>
    <style:style style:name="T28_1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28_2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28_3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28_4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P29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T29_52" style:family="text"/>
    <style:style style:name="T29_53" style:family="text"/>
    <style:style style:name="T29_54" style:family="text"/>
    <style:style style:name="P30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P31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</style:style>
    <style:style style:name="T31_1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31_2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31_3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31_4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P32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</office:automatic-styles>
  <office:body>
    <office:text>
      <text:h text:style-name="P1" text:outline-level="10"><text:span text:style-name="T1_1">Use</text:span><text:span text:style-name="T1_2"><text:s/></text:span><text:span text:style-name="T1_3">case</text:span><text:span text:style-name="T1_4">:<text:s/></text:span><text:span text:style-name="T1_5">Collide</text:span></text:h>
      <text:p text:style-name="P2"/>
      <text:p text:style-name="P3"><text:span text:style-name="T3_1">Short</text:span><text:span text:style-name="T3_2"><text:s/></text:span><text:span text:style-name="T3_3">description</text:span><text:span text:style-name="T3_4">:</text:span></text:p>
      <text:p text:style-name="P4"><text:span text:style-name="T4_1">Describes</text:span><text:span text:style-name="T4_2"><text:s/></text:span><text:span text:style-name="T4_3">what</text:span><text:span text:style-name="T4_4"><text:s/></text:span><text:span text:style-name="T4_5">happens</text:span><text:span text:style-name="T4_6"><text:s/></text:span><text:span text:style-name="T4_7">when</text:span><text:span text:style-name="T4_8"><text:s/></text:span><text:span text:style-name="T4_9">two</text:span><text:span text:style-name="T4_10"><text:s/></text:span><text:span text:style-name="T4_11">players</text:span><text:span text:style-name="T4_12"><text:s/></text:span><text:span text:style-name="T4_13">collide</text:span><text:span text:style-name="T4_14"><text:s/></text:span><text:span text:style-name="T4_15">with</text:span><text:span text:style-name="T4_16"><text:s/></text:span><text:span text:style-name="T4_17">each</text:span><text:span text:style-name="T4_18"><text:s/></text:span><text:span text:style-name="T4_19">other</text:span><text:span text:style-name="T4_20">.</text:span></text:p>
      <text:p text:style-name="P5"/>
      <text:p text:style-name="P6"><text:span text:style-name="T6_1">High</text:span><text:span text:style-name="T6_2"><text:s/></text:span><text:span text:style-name="T6_3">P</text:span><text:span text:style-name="T6_4">r</text:span><text:span text:style-name="T6_5">iority</text:span><text:span text:style-name="T6_6"><text:s/></text:span></text:p>
      <text:p text:style-name="P7"><text:span text:style-name="T7_1">Includes</text:span><text:span text:style-name="T7_2">:</text:span><text:span text:style-name="T7_3"><text:s/></text:span><text:span text:style-name="T7_4">UC</text:span><text:span text:style-name="T7_5">:</text:span><text:span text:style-name="T7_6">EndRound</text:span></text:p>
      <text:p text:style-name="P8"><text:span text:style-name="T8_1">Participating</text:span><text:span text:style-name="T8_2"><text:s/></text:span><text:span text:style-name="T8_3">actors</text:span></text:p>
      <text:list text:style-name="LS1" xml:id="list0">
        <text:list-item>
          <text:p text:style-name="P9"><text:span text:style-name="T9_1">PlayerOne</text:span></text:p>
        </text:list-item>
        <text:list-item>
          <text:p text:style-name="P10"><text:span text:style-name="T10_1">PlayerTwo</text:span></text:p>
        </text:list-item>
        <text:list-item>
          <text:p text:style-name="P11"><text:span text:style-name="T11_1">System</text:span></text:p>
        </text:list-item>
      </text:list>
      <text:p text:style-name="P12"/>
      <text:p text:style-name="P13"><text:span text:style-name="T13_1">Normal</text:span><text:span text:style-name="T13_2"><text:s/></text:span><text:span text:style-name="T13_3">flow</text:span><text:span text:style-name="T13_4"><text:s/></text:span><text:span text:style-name="T13_5">of</text:span><text:span text:style-name="T13_6"><text:s/></text:span><text:span text:style-name="T13_7">events</text:span></text:p>
      <text:p text:style-name="P14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15"><text:span text:style-name="T15_1">PlayerOne</text:span></text:p>
          </table:table-cell>
          <table:table-cell table:style-name="Cell2">
            <text:p text:style-name="P16"><text:span text:style-name="T16_1">PlayerTwo</text:span></text:p>
          </table:table-cell>
          <table:table-cell table:style-name="Cell3">
            <text:p text:style-name="P17"><text:span text:style-name="T17_1">System</text:span></text:p>
          </table:table-cell>
        </table:table-row>
        <table:table-row table:style-name="Row2">
          <table:table-cell table:style-name="Cell4">
            <text:p text:style-name="P18"><text:span text:style-name="T18_1">While</text:span><text:span text:style-name="T18_2"><text:s/></text:span><text:span text:style-name="T18_3">navigating</text:span><text:span text:style-name="T18_4"><text:s/></text:span><text:span text:style-name="T18_5">PlayerOne</text:span><text:span text:style-name="T18_6"><text:s/></text:span><text:span text:style-name="T18_7">collides</text:span><text:span text:style-name="T18_8"><text:s/></text:span><text:span text:style-name="T18_9">with</text:span><text:span text:style-name="T18_10"><text:s/></text:span><text:span text:style-name="T18_11">PlayerTwo</text:span><text:span text:style-name="T18_12">,<text:s/></text:span><text:span text:style-name="T18_13">hitting</text:span><text:span text:style-name="T18_14"><text:s/></text:span><text:span text:style-name="T18_15">him</text:span><text:span text:style-name="T18_16"><text:s/></text:span><text:span text:style-name="T18_17">from</text:span><text:span text:style-name="T18_18"><text:s/></text:span><text:span text:style-name="T18_19">the</text:span><text:span text:style-name="T18_20"><text:s/></text:span><text:span text:style-name="T18_21">side</text:span><text:span text:style-name="T18_22"><text:s/></text:span><text:span text:style-name="T18_23">or</text:span><text:span text:style-name="T18_24"><text:s/></text:span><text:span text:style-name="T18_25">the</text:span><text:span text:style-name="T18_26"><text:s/></text:span><text:span text:style-name="T18_27">rear</text:span><text:span text:style-name="T18_28">.</text:span></text:p>
          </table:table-cell>
          <table:table-cell table:style-name="Cell5">
            <text:p text:style-name="P19"/>
          </table:table-cell>
          <table:table-cell table:style-name="Cell6">
            <text:p text:style-name="P20"/>
          </table:table-cell>
        </table:table-row>
        <table:table-row table:style-name="Row3">
          <table:table-cell table:style-name="Cell7">
            <text:p text:style-name="P21"/>
          </table:table-cell>
          <table:table-cell table:style-name="Cell8">
            <text:p text:style-name="P22"/>
          </table:table-cell>
          <table:table-cell table:style-name="Cell9">
            <text:p text:style-name="P23"><text:span text:style-name="T23_1">PlayerOne</text:span><text:span text:style-name="T23_2"><text:s/></text:span><text:span text:style-name="T23_3">damages</text:span><text:span text:style-name="T23_4"><text:s/></text:span><text:span text:style-name="T23_5">PlayerTwo</text:span><text:span text:style-name="T23_6">.<text:s/></text:span><text:span text:style-name="T23_7">HP</text:span><text:span text:style-name="T23_8"><text:s/></text:span><text:span text:style-name="T23_9">is</text:span><text:span text:style-name="T23_10"><text:s/></text:span><text:span text:style-name="T23_11">affected</text:span><text:span text:style-name="T23_12"><text:s/></text:span><text:span text:style-name="T23_13">and</text:span><text:span text:style-name="T23_14"><text:s/></text:span><text:span text:style-name="T23_15">health</text:span><text:span text:style-name="T23_16"><text:s/></text:span><text:span text:style-name="T23_17">bar</text:span><text:span text:style-name="T23_18"><text:s/></text:span><text:span text:style-name="T23_19">will</text:span><text:span text:style-name="T23_20"><text:s/></text:span><text:span text:style-name="T23_21">decrease</text:span><text:span text:style-name="T23_22">.</text:span></text:p>
          </table:table-cell>
        </table:table-row>
        <table:table-row table:style-name="Row4">
          <table:table-cell table:style-name="Cell10">
            <text:p text:style-name="P24"/>
          </table:table-cell>
          <table:table-cell table:style-name="Cell11">
            <text:p text:style-name="P25"/>
          </table:table-cell>
          <table:table-cell table:style-name="Cell12">
            <text:p text:style-name="P26"><text:span text:style-name="T26_1">The</text:span><text:span text:style-name="T26_2"><text:s/></text:span><text:span text:style-name="T26_3">units</text:span><text:span text:style-name="T26_4"><text:s/></text:span><text:span text:style-name="T26_5">movements</text:span><text:span text:style-name="T26_6"><text:s/></text:span><text:span text:style-name="T26_7">are</text:span><text:span text:style-name="T26_8"><text:s/></text:span><text:span text:style-name="T26_9">affected</text:span><text:span text:style-name="T26_10"><text:s/></text:span><text:span text:style-name="T26_11">by</text:span><text:span text:style-name="T26_12"><text:s/></text:span><text:span text:style-name="T26_13">the</text:span><text:span text:style-name="T26_14"><text:s/></text:span><text:span text:style-name="T26_15">collision</text:span><text:span text:style-name="T26_16">,<text:s/></text:span><text:span text:style-name="T26_17">due</text:span><text:span text:style-name="T26_18"><text:s/></text:span><text:span text:style-name="T26_19">to</text:span><text:span text:style-name="T26_20"><text:s/></text:span><text:span text:style-name="T26_21">physical</text:span><text:span text:style-name="T26_22"><text:s/></text:span><text:span text:style-name="T26_23">forces</text:span><text:span text:style-name="T26_24">.</text:span></text:p>
          </table:table-cell>
        </table:table-row>
      </table:table>
      <text:p text:style-name="P27"/>
      <text:p text:style-name="P28"><text:span text:style-name="T28_1">Alternate</text:span><text:span text:style-name="T28_2"><text:s/></text:span><text:span text:style-name="T28_3">flow</text:span><text:span text:style-name="T28_4"><text:s/></text:span></text:p>
      <text:p text:style-name="P29"><text:span text:style-name="T29_1">If</text:span><text:span text:style-name="T29_2"><text:s/></text:span><text:span text:style-name="T29_3">PlayerOne</text:span><text:span text:style-name="T29_4"><text:s/></text:span><text:span text:style-name="T29_5">and</text:span><text:span text:style-name="T29_6"><text:s/></text:span><text:span text:style-name="T29_7">PlayerTwo</text:span><text:span text:style-name="T29_8"><text:s/></text:span><text:span text:style-name="T29_9">collide</text:span><text:span text:style-name="T29_10"><text:s/></text:span><text:span text:style-name="T29_11">front</text:span><text:span text:style-name="T29_12"><text:s/></text:span><text:span text:style-name="T29_13">to</text:span><text:span text:style-name="T29_14"><text:s/></text:span><text:span text:style-name="T29_15">front</text:span><text:span text:style-name="T29_16"><text:s/></text:span><text:span text:style-name="T29_17">they</text:span><text:span text:style-name="T29_18"><text:s/></text:span><text:span text:style-name="T29_19">both</text:span><text:span text:style-name="T29_20"><text:s/></text:span><text:span text:style-name="T29_21">bounce</text:span><text:span text:style-name="T29_22"><text:s/></text:span><text:span text:style-name="T29_23">a</text:span><text:span text:style-name="T29_24"><text:s/></text:span><text:span text:style-name="T29_25">little</text:span><text:span text:style-name="T29_26"><text:s/></text:span><text:span text:style-name="T29_27">to</text:span><text:span text:style-name="T29_28"><text:s/></text:span><text:span text:style-name="T29_29">the</text:span><text:span text:style-name="T29_30"><text:s/></text:span><text:span text:style-name="T29_31">side</text:span><text:span text:style-name="T29_32"><text:s/></text:span><text:span text:style-name="T29_33">so</text:span><text:span text:style-name="T29_34"><text:s/></text:span><text:span text:style-name="T29_35">they</text:span><text:span text:style-name="T29_36"><text:s/></text:span><text:span text:style-name="T29_37">are</text:span><text:span text:style-name="T29_38"><text:s/></text:span><text:span text:style-name="T29_39">situated</text:span><text:span text:style-name="T29_40"><text:s/></text:span><text:span text:style-name="T29_41">side</text:span><text:span text:style-name="T29_42"><text:s/></text:span><text:span text:style-name="T29_43">to</text:span><text:span text:style-name="T29_44"><text:s/></text:span><text:span text:style-name="T29_45">side</text:span><text:span text:style-name="T29_46"><text:s/></text:span><text:span text:style-name="T29_47">for</text:span><text:span text:style-name="T29_48"><text:s/></text:span><text:span text:style-name="T29_49">a</text:span><text:span text:style-name="T29_50"><text:s/></text:span><text:span text:style-name="T29_51">brief</text:span><text:span text:style-name="T29_52"><text:s/></text:span><text:span text:style-name="T29_53">moment</text:span><text:span text:style-name="T29_54">.</text:span></text:p>
      <text:p text:style-name="P30"><text:span text:style-name="T30_1">If</text:span><text:span text:style-name="T30_2"><text:s/></text:span><text:span text:style-name="T30_3">the</text:span><text:span text:style-name="T30_4"><text:s/></text:span><text:span text:style-name="T30_5">Player</text:span><text:span text:style-name="T30_6"><text:s/></text:span><text:span text:style-name="T30_7">losing</text:span><text:span text:style-name="T30_8"><text:s/></text:span><text:span text:style-name="T30_9">hit</text:span><text:span text:style-name="T30_10"><text:s/></text:span><text:span text:style-name="T30_11">points</text:span><text:span text:style-name="T30_12"><text:s/></text:span><text:span text:style-name="T30_13">has</text:span><text:span text:style-name="T30_14"><text:s/></text:span><text:span text:style-name="T30_15">less</text:span><text:span text:style-name="T30_16"><text:s/></text:span><text:span text:style-name="T30_17">than</text:span><text:span text:style-name="T30_18"><text:s/></text:span><text:span text:style-name="T30_19">or</text:span><text:span text:style-name="T30_20"><text:s/></text:span><text:span text:style-name="T30_21">equal</text:span><text:span text:style-name="T30_22"><text:s/></text:span><text:span text:style-name="T30_23">to</text:span><text:span text:style-name="T30_24"><text:s/>0,<text:s/></text:span><text:span text:style-name="T30_25">that</text:span><text:span text:style-name="T30_26"><text:s/></text:span><text:span text:style-name="T30_27">player</text:span><text:span text:style-name="T30_28"><text:s/></text:span><text:span text:style-name="T30_29">dies</text:span><text:span text:style-name="T30_30">.</text:span></text:p>
      <text:p text:style-name="P31"><text:span text:style-name="T31_1">Exceptional</text:span><text:span text:style-name="T31_2"><text:s/></text:span><text:span text:style-name="T31_3">flow</text:span><text:span text:style-name="T31_4"><text:s/></text:span></text:p>
      <text:p text:style-name="P32"><text:span text:style-name="T32_1">If</text:span><text:span text:style-name="T32_2"><text:s/></text:span><text:span text:style-name="T32_3">during</text:span><text:span text:style-name="T32_4"><text:s/></text:span><text:span text:style-name="T32_5">the</text:span><text:span text:style-name="T32_6"><text:s/></text:span><text:span text:style-name="T32_7">alternate</text:span><text:span text:style-name="T32_8"><text:s/></text:span><text:span text:style-name="T32_9">flow</text:span><text:span text:style-name="T32_10">,<text:s/></text:span><text:span text:style-name="T32_11">there</text:span><text:span text:style-name="T32_12"><text:s/></text:span><text:span text:style-name="T32_13">is</text:span><text:span text:style-name="T32_14"><text:s/></text:span><text:span text:style-name="T32_15">only</text:span><text:span text:style-name="T32_16"><text:s/></text:span><text:span text:style-name="T32_17">two</text:span><text:span text:style-name="T32_18"><text:s/></text:span><text:span text:style-name="T32_19">players</text:span><text:span text:style-name="T32_20"><text:s/></text:span><text:span text:style-name="T32_21">left</text:span><text:span text:style-name="T32_22"><text:s/></text:span><text:span text:style-name="T32_23">on</text:span><text:span text:style-name="T32_24"><text:s/></text:span><text:span text:style-name="T32_25">the</text:span><text:span text:style-name="T32_26"><text:s/></text:span><text:span text:style-name="T32_27">battlefield</text:span><text:span text:style-name="T32_28"><text:s/></text:span><text:span text:style-name="T32_29">and</text:span><text:span text:style-name="T32_30"><text:s/></text:span><text:span text:style-name="T32_31">PlayerTwo</text:span><text:span text:style-name="T32_32">’</text:span><text:span text:style-name="T32_33">s</text:span><text:span text:style-name="T32_34"><text:s/></text:span><text:span text:style-name="T32_35">hit</text:span><text:span text:style-name="T32_36"><text:s/></text:span><text:span text:style-name="T32_37">points</text:span><text:span text:style-name="T32_38"><text:s/></text:span><text:span text:style-name="T32_39">reaches</text:span><text:span text:style-name="T32_40"><text:s/></text:span><text:span text:style-name="T32_41">or</text:span><text:span text:style-name="T32_42"><text:s/></text:span><text:span text:style-name="T32_43">goes</text:span><text:span text:style-name="T32_44"><text:s/></text:span><text:span text:style-name="T32_45">below</text:span><text:span text:style-name="T32_46"><text:s/>0,<text:s/></text:span><text:span text:style-name="T32_47">see</text:span><text:span text:style-name="T32_48"><text:s/></text:span><text:span text:style-name="T32_49">UC</text:span><text:span text:style-name="T32_50">:<text:s/></text:span><text:span text:style-name="T32_51">EndRound</text:span><text:span text:style-name="T32_5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423cm" fo:margin-bottom="0.212cm" style:writing-mode="lr-tb"/>
      <style:text-properties style:font-name="Verdana" fo:font-size="16pt" style:font-name-asian="Verdana" style:font-size-asian="16pt" style:font-name-complex="Verdana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423cm" fo:margin-bottom="0.212cm" style:writing-mode="lr-tb"/>
      <style:text-properties fo:font-style="italic" style:font-style-asian="italic" style:font-style-complex="italic"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23cm" fo:margin-bottom="0.212cm" style:writing-mode="lr-tb"/>
      <style:text-properties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106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margin-bottom="0.106cm" style:writing-mode="lr-tb"/>
      <style:text-properties style:font-name="Arial" style:font-name-asian="Arial" style:font-name-complex="Arial"/>
    </style:style>
    <style:style style:name="List1Level0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2.54cm" text:min-label-distance="-0.952cm" fo:text-align="end"/>
  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4.445cm" text:min-label-distance="-2.858cm" fo:text-align="end"/>
  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6.35cm" text:min-label-distance="-4.762cm" fo:text-align="end"/>
  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cm" fo:padding-bottom="0cm" fo:margin-bottom="2cm" fo:padding-left="0cm" fo:margin-left="2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3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